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<text:span text:style-name="T1">Using unittest framework to get you up and running in C</text:span>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oal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Testing of C language programs and functions is often a </text:span><text:span text:style-name="T2">manual process requiring creation of "Test Programs" that </text:span><text:span text:style-name="T2">need to be written and maintained separately from your </text:span><text:span text:style-name="T2">application. Most non-trivial code also involves dependencies </text:span><text:span text:style-name="T2">on multiple modules and testing will often require creation of </text:span><text:span text:style-name="T2">stubs or mocks for these dependencies when testing. In </text:span><text:span text:style-name="T2">firmware or other cross compiled code there is also the </text:span><text:span text:style-name="T2">perceived need to test on the target system even if </text:span><text:span text:style-name="T2">development is being done on a general purpose computer. </text:span><text:span text:style-name="T2">This presentation is not about the benefits of unit testing but </text:span><text:span text:style-name="T2">rather how you can leverage a tool, that indeed facilitates </text:span><text:span text:style-name="T2">unit testing, to help in your general C language projec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3:45:50.557599304</meta:creation-date>
    <meta:editing-duration>PT2M</meta:editing-duration>
    <meta:editing-cycles>2</meta:editing-cycles>
    <meta:generator>LibreOffice/6.4.7.2$Linux_X86_64 LibreOffice_project/40$Build-2</meta:generator>
    <dc:title>Impress</dc:title>
    <dc:date>2021-10-07T14:18:00.792098479</dc:date>
    <meta:document-statistic meta:object-count="42"/>
  </office:meta>
</office:document-meta>
</file>